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801cm" table:align="margins"/>
    </style:style>
    <style:style style:name="Tabelle1.A" style:family="table-column">
      <style:table-column-properties style:column-width="6.599cm" style:rel-column-width="21839*"/>
    </style:style>
    <style:style style:name="Tabelle1.B" style:family="table-column">
      <style:table-column-properties style:column-width="6.6cm" style:rel-column-width="21845*"/>
    </style:style>
    <style:style style:name="Tabelle1.C" style:family="table-column">
      <style:table-column-properties style:column-width="6.602cm" style:rel-column-width="21851*"/>
    </style:style>
    <style:style style:name="Tabelle1.1" style:family="table-row">
      <style:table-row-properties style:row-height="2.799cm"/>
    </style:style>
    <style:style style:name="Tabelle1.A1" style:family="table-cell">
      <style:table-cell-properties fo:padding="0.097cm" fo:border-left="0.05pt dotted #111111" fo:border-right="none" fo:border-top="0.05pt dotted #111111" fo:border-bottom="0.05pt dotted #111111"/>
    </style:style>
    <style:style style:name="Tabelle1.C1" style:family="table-cell">
      <style:table-cell-properties fo:padding="0.097cm" fo:border="0.05pt dotted #111111"/>
    </style:style>
    <style:style style:name="Tabelle1.A2" style:family="table-cell">
      <style:table-cell-properties fo:padding="0.097cm" fo:border-left="0.05pt dotted #111111" fo:border-right="none" fo:border-top="none" fo:border-bottom="0.05pt dotted #111111"/>
    </style:style>
    <style:style style:name="Tabelle1.C2" style:family="table-cell">
      <style:table-cell-properties fo:padding="0.097cm" fo:border-left="0.05pt dotted #111111" fo:border-right="0.05pt dotted #111111" fo:border-top="none" fo:border-bottom="0.05pt dotted #111111"/>
    </style:style>
    <style:style style:name="Tabelle2" style:family="table">
      <style:table-properties style:width="6.403cm" table:align="margins"/>
    </style:style>
    <style:style style:name="Tabelle2.A" style:family="table-column">
      <style:table-column-properties style:column-width="1.903cm" style:rel-column-width="19479*"/>
    </style:style>
    <style:style style:name="Tabelle2.B" style:family="table-column">
      <style:table-column-properties style:column-width="2.409cm" style:rel-column-width="24661*"/>
    </style:style>
    <style:style style:name="Tabelle2.C" style:family="table-column">
      <style:table-column-properties style:column-width="2.09cm" style:rel-column-width="21395*"/>
    </style:style>
    <style:style style:name="Tabelle2.1" style:family="table-row">
      <style:table-row-properties style:row-height="1.199cm"/>
    </style:style>
    <style:style style:name="Tabelle2.A1" style:family="table-cell">
      <style:table-cell-properties fo:padding="0.097cm" fo:border="none"/>
    </style:style>
    <style:style style:name="Tabelle2.2" style:family="table-row">
      <style:table-row-properties style:min-row-height="0.499cm"/>
    </style:style>
    <style:style style:name="Tabelle2.3" style:family="table-row">
      <style:table-row-properties style:row-height="0.801cm"/>
    </style:style>
    <style:style style:name="Tabelle2.B3" style:family="table-cell">
      <style:table-cell-properties style:vertical-align="middle" fo:padding="0.097cm" fo:border="none"/>
    </style:style>
    <style:style style:name="Tabelle9" style:family="table">
      <style:table-properties style:width="6.406cm" table:align="margins"/>
    </style:style>
    <style:style style:name="Tabelle9.A" style:family="table-column">
      <style:table-column-properties style:column-width="1.905cm" style:rel-column-width="19479*"/>
    </style:style>
    <style:style style:name="Tabelle9.B" style:family="table-column">
      <style:table-column-properties style:column-width="2.411cm" style:rel-column-width="24661*"/>
    </style:style>
    <style:style style:name="Tabelle9.C" style:family="table-column">
      <style:table-column-properties style:column-width="2.092cm" style:rel-column-width="21395*"/>
    </style:style>
    <style:style style:name="Tabelle9.1" style:family="table-row">
      <style:table-row-properties style:row-height="1.199cm"/>
    </style:style>
    <style:style style:name="Tabelle9.A1" style:family="table-cell">
      <style:table-cell-properties fo:padding="0.097cm" fo:border="none"/>
    </style:style>
    <style:style style:name="Tabelle9.2" style:family="table-row">
      <style:table-row-properties style:min-row-height="0.499cm"/>
    </style:style>
    <style:style style:name="Tabelle9.B3" style:family="table-cell">
      <style:table-cell-properties style:vertical-align="middle" fo:padding="0.097cm" fo:border="none"/>
    </style:style>
    <style:style style:name="Tabelle10" style:family="table">
      <style:table-properties style:width="6.41cm" table:align="margins"/>
    </style:style>
    <style:style style:name="Tabelle10.A" style:family="table-column">
      <style:table-column-properties style:column-width="1.905cm" style:rel-column-width="19479*"/>
    </style:style>
    <style:style style:name="Tabelle10.B" style:family="table-column">
      <style:table-column-properties style:column-width="2.411cm" style:rel-column-width="24661*"/>
    </style:style>
    <style:style style:name="Tabelle10.C" style:family="table-column">
      <style:table-column-properties style:column-width="2.092cm" style:rel-column-width="21395*"/>
    </style:style>
    <style:style style:name="Tabelle10.1" style:family="table-row">
      <style:table-row-properties style:row-height="1.199cm"/>
    </style:style>
    <style:style style:name="Tabelle10.A1" style:family="table-cell">
      <style:table-cell-properties fo:padding="0.097cm" fo:border="none"/>
    </style:style>
    <style:style style:name="Tabelle10.2" style:family="table-row">
      <style:table-row-properties style:min-row-height="0.101cm"/>
    </style:style>
    <style:style style:name="Tabelle10.B3" style:family="table-cell">
      <style:table-cell-properties style:vertical-align="middle" fo:padding="0.097cm" fo:border="none"/>
    </style:style>
    <style:style style:name="Tabelle3" style:family="table">
      <style:table-properties style:width="6.403cm" table:align="margins"/>
    </style:style>
    <style:style style:name="Tabelle3.A" style:family="table-column">
      <style:table-column-properties style:column-width="1.903cm" style:rel-column-width="19479*"/>
    </style:style>
    <style:style style:name="Tabelle3.B" style:family="table-column">
      <style:table-column-properties style:column-width="2.409cm" style:rel-column-width="24661*"/>
    </style:style>
    <style:style style:name="Tabelle3.C" style:family="table-column">
      <style:table-column-properties style:column-width="2.09cm" style:rel-column-width="21395*"/>
    </style:style>
    <style:style style:name="Tabelle3.1" style:family="table-row">
      <style:table-row-properties style:row-height="1.199cm"/>
    </style:style>
    <style:style style:name="Tabelle3.A1" style:family="table-cell">
      <style:table-cell-properties fo:padding="0.097cm" fo:border="none"/>
    </style:style>
    <style:style style:name="Tabelle3.B3" style:family="table-cell">
      <style:table-cell-properties style:vertical-align="middle" fo:padding="0.097cm" fo:border="none"/>
    </style:style>
    <style:style style:name="Tabelle4" style:family="table">
      <style:table-properties style:width="6.406cm" table:align="margins"/>
    </style:style>
    <style:style style:name="Tabelle4.A" style:family="table-column">
      <style:table-column-properties style:column-width="1.905cm" style:rel-column-width="19479*"/>
    </style:style>
    <style:style style:name="Tabelle4.B" style:family="table-column">
      <style:table-column-properties style:column-width="2.411cm" style:rel-column-width="24661*"/>
    </style:style>
    <style:style style:name="Tabelle4.C" style:family="table-column">
      <style:table-column-properties style:column-width="2.092cm" style:rel-column-width="21395*"/>
    </style:style>
    <style:style style:name="Tabelle4.1" style:family="table-row">
      <style:table-row-properties style:row-height="1.199cm"/>
    </style:style>
    <style:style style:name="Tabelle4.A1" style:family="table-cell">
      <style:table-cell-properties fo:padding="0.097cm" fo:border="none"/>
    </style:style>
    <style:style style:name="Tabelle4.B3" style:family="table-cell">
      <style:table-cell-properties style:vertical-align="middle" fo:padding="0.097cm" fo:border="none"/>
    </style:style>
    <style:style style:name="Tabelle5" style:family="table">
      <style:table-properties style:width="6.41cm" table:align="margins"/>
    </style:style>
    <style:style style:name="Tabelle5.A" style:family="table-column">
      <style:table-column-properties style:column-width="1.905cm" style:rel-column-width="19479*"/>
    </style:style>
    <style:style style:name="Tabelle5.B" style:family="table-column">
      <style:table-column-properties style:column-width="2.411cm" style:rel-column-width="24661*"/>
    </style:style>
    <style:style style:name="Tabelle5.C" style:family="table-column">
      <style:table-column-properties style:column-width="2.092cm" style:rel-column-width="21395*"/>
    </style:style>
    <style:style style:name="Tabelle5.1" style:family="table-row">
      <style:table-row-properties style:row-height="1.199cm"/>
    </style:style>
    <style:style style:name="Tabelle5.A1" style:family="table-cell">
      <style:table-cell-properties fo:padding="0.097cm" fo:border="none"/>
    </style:style>
    <style:style style:name="Tabelle5.B3" style:family="table-cell">
      <style:table-cell-properties style:vertical-align="middle" fo:padding="0.097cm" fo:border="none"/>
    </style:style>
    <style:style style:name="Tabelle6" style:family="table">
      <style:table-properties style:width="6.403cm" table:align="margins"/>
    </style:style>
    <style:style style:name="Tabelle6.A" style:family="table-column">
      <style:table-column-properties style:column-width="1.903cm" style:rel-column-width="19479*"/>
    </style:style>
    <style:style style:name="Tabelle6.B" style:family="table-column">
      <style:table-column-properties style:column-width="2.409cm" style:rel-column-width="24661*"/>
    </style:style>
    <style:style style:name="Tabelle6.C" style:family="table-column">
      <style:table-column-properties style:column-width="2.09cm" style:rel-column-width="21395*"/>
    </style:style>
    <style:style style:name="Tabelle6.1" style:family="table-row">
      <style:table-row-properties style:row-height="1.199cm"/>
    </style:style>
    <style:style style:name="Tabelle6.A1" style:family="table-cell">
      <style:table-cell-properties fo:padding="0.097cm" fo:border="none"/>
    </style:style>
    <style:style style:name="Tabelle6.B3" style:family="table-cell">
      <style:table-cell-properties style:vertical-align="middle" fo:padding="0.097cm" fo:border="none"/>
    </style:style>
    <style:style style:name="Tabelle7" style:family="table">
      <style:table-properties style:width="6.406cm" table:align="margins"/>
    </style:style>
    <style:style style:name="Tabelle7.A" style:family="table-column">
      <style:table-column-properties style:column-width="1.905cm" style:rel-column-width="19479*"/>
    </style:style>
    <style:style style:name="Tabelle7.B" style:family="table-column">
      <style:table-column-properties style:column-width="2.411cm" style:rel-column-width="24661*"/>
    </style:style>
    <style:style style:name="Tabelle7.C" style:family="table-column">
      <style:table-column-properties style:column-width="2.092cm" style:rel-column-width="21395*"/>
    </style:style>
    <style:style style:name="Tabelle7.1" style:family="table-row">
      <style:table-row-properties style:row-height="1.199cm"/>
    </style:style>
    <style:style style:name="Tabelle7.A1" style:family="table-cell">
      <style:table-cell-properties fo:padding="0.097cm" fo:border="none"/>
    </style:style>
    <style:style style:name="Tabelle7.B3" style:family="table-cell">
      <style:table-cell-properties style:vertical-align="middle" fo:padding="0.097cm" fo:border="none"/>
    </style:style>
    <style:style style:name="Tabelle8" style:family="table">
      <style:table-properties style:width="6.41cm" table:align="margins"/>
    </style:style>
    <style:style style:name="Tabelle8.A" style:family="table-column">
      <style:table-column-properties style:column-width="1.905cm" style:rel-column-width="19479*"/>
    </style:style>
    <style:style style:name="Tabelle8.B" style:family="table-column">
      <style:table-column-properties style:column-width="2.411cm" style:rel-column-width="24661*"/>
    </style:style>
    <style:style style:name="Tabelle8.C" style:family="table-column">
      <style:table-column-properties style:column-width="2.092cm" style:rel-column-width="21395*"/>
    </style:style>
    <style:style style:name="Tabelle8.1" style:family="table-row">
      <style:table-row-properties style:row-height="1.199cm"/>
    </style:style>
    <style:style style:name="Tabelle8.A1" style:family="table-cell">
      <style:table-cell-properties fo:padding="0.097cm" fo:border="none"/>
    </style:style>
    <style:style style:name="Tabelle8.B3" style:family="table-cell">
      <style:table-cell-properties style:vertical-align="middle" fo:padding="0.097cm" fo:border="none"/>
    </style:style>
    <style:style style:name="Tabelle11" style:family="table">
      <style:table-properties style:width="6.403cm" table:align="margins"/>
    </style:style>
    <style:style style:name="Tabelle11.A" style:family="table-column">
      <style:table-column-properties style:column-width="1.903cm" style:rel-column-width="19479*"/>
    </style:style>
    <style:style style:name="Tabelle11.B" style:family="table-column">
      <style:table-column-properties style:column-width="2.409cm" style:rel-column-width="24661*"/>
    </style:style>
    <style:style style:name="Tabelle11.C" style:family="table-column">
      <style:table-column-properties style:column-width="2.09cm" style:rel-column-width="21395*"/>
    </style:style>
    <style:style style:name="Tabelle11.1" style:family="table-row">
      <style:table-row-properties style:row-height="1.199cm"/>
    </style:style>
    <style:style style:name="Tabelle11.A1" style:family="table-cell">
      <style:table-cell-properties fo:padding="0.097cm" fo:border="none"/>
    </style:style>
    <style:style style:name="Tabelle11.B3" style:family="table-cell">
      <style:table-cell-properties style:vertical-align="middle" fo:padding="0.097cm" fo:border="none"/>
    </style:style>
    <style:style style:name="Tabelle12" style:family="table">
      <style:table-properties style:width="6.406cm" table:align="margins"/>
    </style:style>
    <style:style style:name="Tabelle12.A" style:family="table-column">
      <style:table-column-properties style:column-width="1.905cm" style:rel-column-width="19479*"/>
    </style:style>
    <style:style style:name="Tabelle12.B" style:family="table-column">
      <style:table-column-properties style:column-width="2.411cm" style:rel-column-width="24661*"/>
    </style:style>
    <style:style style:name="Tabelle12.C" style:family="table-column">
      <style:table-column-properties style:column-width="2.092cm" style:rel-column-width="21395*"/>
    </style:style>
    <style:style style:name="Tabelle12.1" style:family="table-row">
      <style:table-row-properties style:row-height="1.199cm"/>
    </style:style>
    <style:style style:name="Tabelle12.A1" style:family="table-cell">
      <style:table-cell-properties fo:padding="0.097cm" fo:border="none"/>
    </style:style>
    <style:style style:name="Tabelle12.B3" style:family="table-cell">
      <style:table-cell-properties style:vertical-align="middle" fo:padding="0.097cm" fo:border="none"/>
    </style:style>
    <style:style style:name="Tabelle13" style:family="table">
      <style:table-properties style:width="6.41cm" table:align="margins"/>
    </style:style>
    <style:style style:name="Tabelle13.A" style:family="table-column">
      <style:table-column-properties style:column-width="1.905cm" style:rel-column-width="19479*"/>
    </style:style>
    <style:style style:name="Tabelle13.B" style:family="table-column">
      <style:table-column-properties style:column-width="2.411cm" style:rel-column-width="24661*"/>
    </style:style>
    <style:style style:name="Tabelle13.C" style:family="table-column">
      <style:table-column-properties style:column-width="2.092cm" style:rel-column-width="21395*"/>
    </style:style>
    <style:style style:name="Tabelle13.1" style:family="table-row">
      <style:table-row-properties style:row-height="1.199cm"/>
    </style:style>
    <style:style style:name="Tabelle13.A1" style:family="table-cell">
      <style:table-cell-properties fo:padding="0.097cm" fo:border="none"/>
    </style:style>
    <style:style style:name="Tabelle13.B3" style:family="table-cell">
      <style:table-cell-properties style:vertical-align="middle" fo:padding="0.097cm" fo:border="none"/>
    </style:style>
    <style:style style:name="Tabelle14" style:family="table">
      <style:table-properties style:width="6.403cm" table:align="margins"/>
    </style:style>
    <style:style style:name="Tabelle14.A" style:family="table-column">
      <style:table-column-properties style:column-width="1.903cm" style:rel-column-width="19479*"/>
    </style:style>
    <style:style style:name="Tabelle14.B" style:family="table-column">
      <style:table-column-properties style:column-width="2.409cm" style:rel-column-width="24661*"/>
    </style:style>
    <style:style style:name="Tabelle14.C" style:family="table-column">
      <style:table-column-properties style:column-width="2.09cm" style:rel-column-width="21395*"/>
    </style:style>
    <style:style style:name="Tabelle14.1" style:family="table-row">
      <style:table-row-properties style:row-height="1.199cm"/>
    </style:style>
    <style:style style:name="Tabelle14.A1" style:family="table-cell">
      <style:table-cell-properties fo:padding="0.097cm" fo:border="none"/>
    </style:style>
    <style:style style:name="Tabelle14.B3" style:family="table-cell">
      <style:table-cell-properties style:vertical-align="middle" fo:padding="0.097cm" fo:border="none"/>
    </style:style>
    <style:style style:name="Tabelle15" style:family="table">
      <style:table-properties style:width="6.406cm" table:align="margins"/>
    </style:style>
    <style:style style:name="Tabelle15.A" style:family="table-column">
      <style:table-column-properties style:column-width="1.905cm" style:rel-column-width="19479*"/>
    </style:style>
    <style:style style:name="Tabelle15.B" style:family="table-column">
      <style:table-column-properties style:column-width="2.411cm" style:rel-column-width="24661*"/>
    </style:style>
    <style:style style:name="Tabelle15.C" style:family="table-column">
      <style:table-column-properties style:column-width="2.092cm" style:rel-column-width="21395*"/>
    </style:style>
    <style:style style:name="Tabelle15.1" style:family="table-row">
      <style:table-row-properties style:row-height="1.199cm"/>
    </style:style>
    <style:style style:name="Tabelle15.A1" style:family="table-cell">
      <style:table-cell-properties fo:padding="0.097cm" fo:border="none"/>
    </style:style>
    <style:style style:name="Tabelle15.B3" style:family="table-cell">
      <style:table-cell-properties style:vertical-align="middle" fo:padding="0.097cm" fo:border="none"/>
    </style:style>
    <style:style style:name="Tabelle16" style:family="table">
      <style:table-properties style:width="6.41cm" table:align="margins"/>
    </style:style>
    <style:style style:name="Tabelle16.A" style:family="table-column">
      <style:table-column-properties style:column-width="1.905cm" style:rel-column-width="19479*"/>
    </style:style>
    <style:style style:name="Tabelle16.B" style:family="table-column">
      <style:table-column-properties style:column-width="2.411cm" style:rel-column-width="24661*"/>
    </style:style>
    <style:style style:name="Tabelle16.C" style:family="table-column">
      <style:table-column-properties style:column-width="2.092cm" style:rel-column-width="21395*"/>
    </style:style>
    <style:style style:name="Tabelle16.1" style:family="table-row">
      <style:table-row-properties style:row-height="1.199cm"/>
    </style:style>
    <style:style style:name="Tabelle16.A1" style:family="table-cell">
      <style:table-cell-properties fo:padding="0.097cm" fo:border="none"/>
    </style:style>
    <style:style style:name="Tabelle16.B3" style:family="table-cell">
      <style:table-cell-properties style:vertical-align="middle" fo:padding="0.097cm" fo:border="none"/>
    </style:style>
    <style:style style:name="Tabelle18" style:family="table">
      <style:table-properties style:width="6.403cm" table:align="margins"/>
    </style:style>
    <style:style style:name="Tabelle18.A" style:family="table-column">
      <style:table-column-properties style:column-width="1.903cm" style:rel-column-width="19479*"/>
    </style:style>
    <style:style style:name="Tabelle18.B" style:family="table-column">
      <style:table-column-properties style:column-width="2.409cm" style:rel-column-width="24661*"/>
    </style:style>
    <style:style style:name="Tabelle18.C" style:family="table-column">
      <style:table-column-properties style:column-width="2.09cm" style:rel-column-width="21395*"/>
    </style:style>
    <style:style style:name="Tabelle18.1" style:family="table-row">
      <style:table-row-properties style:row-height="1.199cm"/>
    </style:style>
    <style:style style:name="Tabelle18.A1" style:family="table-cell">
      <style:table-cell-properties fo:padding="0.097cm" fo:border="none"/>
    </style:style>
    <style:style style:name="Tabelle18.B3" style:family="table-cell">
      <style:table-cell-properties style:vertical-align="middle" fo:padding="0.097cm" fo:border="none"/>
    </style:style>
    <style:style style:name="Tabelle19" style:family="table">
      <style:table-properties style:width="6.406cm" table:align="margins"/>
    </style:style>
    <style:style style:name="Tabelle19.A" style:family="table-column">
      <style:table-column-properties style:column-width="1.905cm" style:rel-column-width="19479*"/>
    </style:style>
    <style:style style:name="Tabelle19.B" style:family="table-column">
      <style:table-column-properties style:column-width="2.411cm" style:rel-column-width="24661*"/>
    </style:style>
    <style:style style:name="Tabelle19.C" style:family="table-column">
      <style:table-column-properties style:column-width="2.092cm" style:rel-column-width="21395*"/>
    </style:style>
    <style:style style:name="Tabelle19.1" style:family="table-row">
      <style:table-row-properties style:row-height="1.199cm"/>
    </style:style>
    <style:style style:name="Tabelle19.A1" style:family="table-cell">
      <style:table-cell-properties fo:padding="0.097cm" fo:border="none"/>
    </style:style>
    <style:style style:name="Tabelle19.B3" style:family="table-cell">
      <style:table-cell-properties style:vertical-align="middle" fo:padding="0.097cm" fo:border="none"/>
    </style:style>
    <style:style style:name="Tabelle21" style:family="table">
      <style:table-properties style:width="6.41cm" table:align="margins"/>
    </style:style>
    <style:style style:name="Tabelle21.A" style:family="table-column">
      <style:table-column-properties style:column-width="1.905cm" style:rel-column-width="19479*"/>
    </style:style>
    <style:style style:name="Tabelle21.B" style:family="table-column">
      <style:table-column-properties style:column-width="2.411cm" style:rel-column-width="24661*"/>
    </style:style>
    <style:style style:name="Tabelle21.C" style:family="table-column">
      <style:table-column-properties style:column-width="2.092cm" style:rel-column-width="21395*"/>
    </style:style>
    <style:style style:name="Tabelle21.1" style:family="table-row">
      <style:table-row-properties style:row-height="1.199cm"/>
    </style:style>
    <style:style style:name="Tabelle21.A1" style:family="table-cell">
      <style:table-cell-properties fo:padding="0.097cm" fo:border="none"/>
    </style:style>
    <style:style style:name="Tabelle21.B3" style:family="table-cell">
      <style:table-cell-properties style:vertical-align="middle" fo:padding="0.097cm" fo:border="none"/>
    </style:style>
    <style:style style:name="Tabelle17" style:family="table">
      <style:table-properties style:width="6.403cm" table:align="margins"/>
    </style:style>
    <style:style style:name="Tabelle17.A" style:family="table-column">
      <style:table-column-properties style:column-width="1.903cm" style:rel-column-width="19479*"/>
    </style:style>
    <style:style style:name="Tabelle17.B" style:family="table-column">
      <style:table-column-properties style:column-width="2.409cm" style:rel-column-width="24661*"/>
    </style:style>
    <style:style style:name="Tabelle17.C" style:family="table-column">
      <style:table-column-properties style:column-width="2.09cm" style:rel-column-width="21395*"/>
    </style:style>
    <style:style style:name="Tabelle17.1" style:family="table-row">
      <style:table-row-properties style:row-height="1.199cm"/>
    </style:style>
    <style:style style:name="Tabelle17.A1" style:family="table-cell">
      <style:table-cell-properties fo:padding="0.097cm" fo:border="none"/>
    </style:style>
    <style:style style:name="Tabelle17.B3" style:family="table-cell">
      <style:table-cell-properties style:vertical-align="middle" fo:padding="0.097cm" fo:border="none"/>
    </style:style>
    <style:style style:name="Tabelle20" style:family="table">
      <style:table-properties style:width="6.406cm" table:align="margins"/>
    </style:style>
    <style:style style:name="Tabelle20.A" style:family="table-column">
      <style:table-column-properties style:column-width="1.905cm" style:rel-column-width="19479*"/>
    </style:style>
    <style:style style:name="Tabelle20.B" style:family="table-column">
      <style:table-column-properties style:column-width="2.411cm" style:rel-column-width="24661*"/>
    </style:style>
    <style:style style:name="Tabelle20.C" style:family="table-column">
      <style:table-column-properties style:column-width="2.092cm" style:rel-column-width="21395*"/>
    </style:style>
    <style:style style:name="Tabelle20.1" style:family="table-row">
      <style:table-row-properties style:row-height="1.199cm"/>
    </style:style>
    <style:style style:name="Tabelle20.A1" style:family="table-cell">
      <style:table-cell-properties fo:padding="0.097cm" fo:border="none"/>
    </style:style>
    <style:style style:name="Tabelle20.B3" style:family="table-cell">
      <style:table-cell-properties style:vertical-align="middle" fo:padding="0.097cm" fo:border="none"/>
    </style:style>
    <style:style style:name="Tabelle22" style:family="table">
      <style:table-properties style:width="6.41cm" table:align="margins"/>
    </style:style>
    <style:style style:name="Tabelle22.A" style:family="table-column">
      <style:table-column-properties style:column-width="1.905cm" style:rel-column-width="19479*"/>
    </style:style>
    <style:style style:name="Tabelle22.B" style:family="table-column">
      <style:table-column-properties style:column-width="2.411cm" style:rel-column-width="24661*"/>
    </style:style>
    <style:style style:name="Tabelle22.C" style:family="table-column">
      <style:table-column-properties style:column-width="2.092cm" style:rel-column-width="21395*"/>
    </style:style>
    <style:style style:name="Tabelle22.1" style:family="table-row">
      <style:table-row-properties style:row-height="1.199cm"/>
    </style:style>
    <style:style style:name="Tabelle22.A1" style:family="table-cell">
      <style:table-cell-properties fo:padding="0.097cm" fo:border="none"/>
    </style:style>
    <style:style style:name="Tabelle22.B3" style:family="table-cell">
      <style:table-cell-properties style:vertical-align="middle" fo:padding="0.097cm" fo:border="none"/>
    </style:style>
    <style:style style:name="Tabelle23" style:family="table">
      <style:table-properties style:width="6.403cm" table:align="margins"/>
    </style:style>
    <style:style style:name="Tabelle23.A" style:family="table-column">
      <style:table-column-properties style:column-width="1.903cm" style:rel-column-width="19479*"/>
    </style:style>
    <style:style style:name="Tabelle23.B" style:family="table-column">
      <style:table-column-properties style:column-width="2.409cm" style:rel-column-width="24661*"/>
    </style:style>
    <style:style style:name="Tabelle23.C" style:family="table-column">
      <style:table-column-properties style:column-width="2.09cm" style:rel-column-width="21395*"/>
    </style:style>
    <style:style style:name="Tabelle23.1" style:family="table-row">
      <style:table-row-properties style:row-height="1.199cm"/>
    </style:style>
    <style:style style:name="Tabelle23.A1" style:family="table-cell">
      <style:table-cell-properties fo:padding="0.097cm" fo:border="none"/>
    </style:style>
    <style:style style:name="Tabelle23.B3" style:family="table-cell">
      <style:table-cell-properties style:vertical-align="middle" fo:padding="0.097cm" fo:border="none"/>
    </style:style>
    <style:style style:name="Tabelle24" style:family="table">
      <style:table-properties style:width="6.406cm" table:align="margins"/>
    </style:style>
    <style:style style:name="Tabelle24.A" style:family="table-column">
      <style:table-column-properties style:column-width="1.905cm" style:rel-column-width="19479*"/>
    </style:style>
    <style:style style:name="Tabelle24.B" style:family="table-column">
      <style:table-column-properties style:column-width="2.411cm" style:rel-column-width="24661*"/>
    </style:style>
    <style:style style:name="Tabelle24.C" style:family="table-column">
      <style:table-column-properties style:column-width="2.092cm" style:rel-column-width="21395*"/>
    </style:style>
    <style:style style:name="Tabelle24.1" style:family="table-row">
      <style:table-row-properties style:row-height="1.199cm"/>
    </style:style>
    <style:style style:name="Tabelle24.A1" style:family="table-cell">
      <style:table-cell-properties fo:padding="0.097cm" fo:border="none"/>
    </style:style>
    <style:style style:name="Tabelle24.B3" style:family="table-cell">
      <style:table-cell-properties style:vertical-align="middle" fo:padding="0.097cm" fo:border="none"/>
    </style:style>
    <style:style style:name="Tabelle25" style:family="table">
      <style:table-properties style:width="6.41cm" table:align="margins"/>
    </style:style>
    <style:style style:name="Tabelle25.A" style:family="table-column">
      <style:table-column-properties style:column-width="1.905cm" style:rel-column-width="19479*"/>
    </style:style>
    <style:style style:name="Tabelle25.B" style:family="table-column">
      <style:table-column-properties style:column-width="2.411cm" style:rel-column-width="24661*"/>
    </style:style>
    <style:style style:name="Tabelle25.C" style:family="table-column">
      <style:table-column-properties style:column-width="2.092cm" style:rel-column-width="21395*"/>
    </style:style>
    <style:style style:name="Tabelle25.1" style:family="table-row">
      <style:table-row-properties style:row-height="1.199cm"/>
    </style:style>
    <style:style style:name="Tabelle25.A1" style:family="table-cell">
      <style:table-cell-properties fo:padding="0.097cm" fo:border="none"/>
    </style:style>
    <style:style style:name="Tabelle25.B3" style:family="table-cell">
      <style:table-cell-properties style:vertical-align="middle" fo:padding="0.097cm" fo:border="none"/>
    </style:style>
    <style:style style:name="Tabelle26" style:family="table">
      <style:table-properties style:width="6.403cm" table:align="margins"/>
    </style:style>
    <style:style style:name="Tabelle26.A" style:family="table-column">
      <style:table-column-properties style:column-width="1.903cm" style:rel-column-width="19479*"/>
    </style:style>
    <style:style style:name="Tabelle26.B" style:family="table-column">
      <style:table-column-properties style:column-width="2.409cm" style:rel-column-width="24661*"/>
    </style:style>
    <style:style style:name="Tabelle26.C" style:family="table-column">
      <style:table-column-properties style:column-width="2.09cm" style:rel-column-width="21395*"/>
    </style:style>
    <style:style style:name="Tabelle26.1" style:family="table-row">
      <style:table-row-properties style:row-height="1.199cm"/>
    </style:style>
    <style:style style:name="Tabelle26.A1" style:family="table-cell">
      <style:table-cell-properties fo:padding="0.097cm" fo:border="none"/>
    </style:style>
    <style:style style:name="Tabelle26.B3" style:family="table-cell">
      <style:table-cell-properties style:vertical-align="middle" fo:padding="0.097cm" fo:border="none"/>
    </style:style>
    <style:style style:name="Tabelle27" style:family="table">
      <style:table-properties style:width="6.406cm" table:align="margins"/>
    </style:style>
    <style:style style:name="Tabelle27.A" style:family="table-column">
      <style:table-column-properties style:column-width="1.905cm" style:rel-column-width="19479*"/>
    </style:style>
    <style:style style:name="Tabelle27.B" style:family="table-column">
      <style:table-column-properties style:column-width="2.411cm" style:rel-column-width="24661*"/>
    </style:style>
    <style:style style:name="Tabelle27.C" style:family="table-column">
      <style:table-column-properties style:column-width="2.092cm" style:rel-column-width="21395*"/>
    </style:style>
    <style:style style:name="Tabelle27.1" style:family="table-row">
      <style:table-row-properties style:row-height="1.199cm"/>
    </style:style>
    <style:style style:name="Tabelle27.A1" style:family="table-cell">
      <style:table-cell-properties fo:padding="0.097cm" fo:border="none"/>
    </style:style>
    <style:style style:name="Tabelle27.B3" style:family="table-cell">
      <style:table-cell-properties style:vertical-align="middle" fo:padding="0.097cm" fo:border="none"/>
    </style:style>
    <style:style style:name="Tabelle28" style:family="table">
      <style:table-properties style:width="6.41cm" table:align="margins"/>
    </style:style>
    <style:style style:name="Tabelle28.A" style:family="table-column">
      <style:table-column-properties style:column-width="1.905cm" style:rel-column-width="19479*"/>
    </style:style>
    <style:style style:name="Tabelle28.B" style:family="table-column">
      <style:table-column-properties style:column-width="2.411cm" style:rel-column-width="24661*"/>
    </style:style>
    <style:style style:name="Tabelle28.C" style:family="table-column">
      <style:table-column-properties style:column-width="2.092cm" style:rel-column-width="21395*"/>
    </style:style>
    <style:style style:name="Tabelle28.1" style:family="table-row">
      <style:table-row-properties style:row-height="1.199cm"/>
    </style:style>
    <style:style style:name="Tabelle28.A1" style:family="table-cell">
      <style:table-cell-properties fo:padding="0.097cm" fo:border="none"/>
    </style:style>
    <style:style style:name="Tabelle28.B3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7pt" fo:font-weight="normal" style:font-size-asian="7pt" style:font-weight-asian="normal" style:font-size-complex="7pt" style:font-weight-complex="normal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8.75pt" style:font-size-complex="10pt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row table:style-name="Tabelle2.1">
                <table:table-cell table:style-name="Tabelle2.A1" table:number-columns-spanned="3" office:value-type="string">
                  <text:p text:style-name="P2"><text:text-input text:description="name_0">Artikelname</text:text-input></text:p>
                </table:table-cell>
                <table:covered-table-cell/>
                <table:covered-table-cell/>
              </table:table-row>
              <table:table-row table:style-name="Tabelle2.2">
                <table:table-cell table:style-name="Tabelle2.A1" office:value-type="string">
                  <text:p text:style-name="P7"><text:text-input text:description="menge_0">xxx g</text:text-input></text:p>
                </table:table-cell>
                <table:table-cell table:style-name="Tabelle2.A1" office:value-type="string">
                  <text:p text:style-name="P6"/>
                </table:table-cell>
                <table:table-cell table:style-name="Tabelle2.A1" office:value-type="string">
                  <text:p text:style-name="P7"><text:text-input text:description="preis_0">x,xx €</text:text-input></text:p>
                </table:table-cell>
              </table:table-row>
              <table:table-row table:style-name="Tabelle2.3">
                <table:table-cell table:style-name="Tabelle2.A1" office:value-type="string">
                  <text:p text:style-name="P1"><text:text-input text:description="lieferant_0">EP</text:text-input></text:p>
                </table:table-cell>
                <table:table-cell table:style-name="Tabelle2.B3" office:value-type="string">
                  <text:p text:style-name="P5"><text:text-input text:description="text_0">Grundpreis
(pro kg oder l)</text:text-input></text:p>
                </table:table-cell>
                <table:table-cell table:style-name="Tabelle2.B3" office:value-type="string">
                  <text:p text:style-name="P4"><text:text-input text:description="kg_preis_0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9" table:style-name="Tabelle9">
              <table:table-column table:style-name="Tabelle9.A"/>
              <table:table-column table:style-name="Tabelle9.B"/>
              <table:table-column table:style-name="Tabelle9.C"/>
              <table:table-row table:style-name="Tabelle9.1">
                <table:table-cell table:style-name="Tabelle9.A1" table:number-columns-spanned="3" office:value-type="string">
                  <text:p text:style-name="P2"><text:text-input text:description="name_1">Artikelname</text:text-input></text:p>
                </table:table-cell>
                <table:covered-table-cell/>
                <table:covered-table-cell/>
              </table:table-row>
              <table:table-row table:style-name="Tabelle9.2">
                <table:table-cell table:style-name="Tabelle9.A1" office:value-type="string">
                  <text:p text:style-name="P7"><text:text-input text:description="menge_1">xxx g</text:text-input></text:p>
                </table:table-cell>
                <table:table-cell table:style-name="Tabelle9.A1" office:value-type="string">
                  <text:p text:style-name="P6"/>
                </table:table-cell>
                <table:table-cell table:style-name="Tabelle9.A1" office:value-type="string">
                  <text:p text:style-name="P7"><text:text-input text:description="preis_1">x,xx €</text:text-input></text:p>
                </table:table-cell>
              </table:table-row>
              <table:table-row>
                <table:table-cell table:style-name="Tabelle9.A1" office:value-type="string">
                  <text:p text:style-name="P1"><text:text-input text:description="lieferant_1">EP</text:text-input></text:p>
                </table:table-cell>
                <table:table-cell table:style-name="Tabelle9.B3" office:value-type="string">
                  <text:p text:style-name="P5"><text:text-input text:description="text_1">Grundpreis
(pro kg oder l)</text:text-input></text:p>
                </table:table-cell>
                <table:table-cell table:style-name="Tabelle9.B3" office:value-type="string">
                  <text:p text:style-name="P4"><text:text-input text:description="kg_preis_1">xx,xx €</text:text-input></text:p>
                </table:table-cell>
              </table:table-row>
            </table:table>
            <text:p text:style-name="Table_20_Contents"/>
          </table:table-cell>
          <table:table-cell table:style-name="Tabelle1.C1" office:value-type="string">
            <table:table table:name="Tabelle10" table:style-name="Tabelle10">
              <table:table-column table:style-name="Tabelle10.A"/>
              <table:table-column table:style-name="Tabelle10.B"/>
              <table:table-column table:style-name="Tabelle10.C"/>
              <table:table-row table:style-name="Tabelle10.1">
                <table:table-cell table:style-name="Tabelle10.A1" table:number-columns-spanned="3" office:value-type="string">
                  <text:p text:style-name="P2"><text:text-input text:description="name_2">Artikelname</text:text-input></text:p>
                </table:table-cell>
                <table:covered-table-cell/>
                <table:covered-table-cell/>
              </table:table-row>
              <table:table-row table:style-name="Tabelle10.2">
                <table:table-cell table:style-name="Tabelle10.A1" office:value-type="string">
                  <text:p text:style-name="P7"><text:text-input text:description="menge_2">xxx g</text:text-input></text:p>
                </table:table-cell>
                <table:table-cell table:style-name="Tabelle10.A1" office:value-type="string">
                  <text:p text:style-name="P6"/>
                </table:table-cell>
                <table:table-cell table:style-name="Tabelle10.A1" office:value-type="string">
                  <text:p text:style-name="P7"><text:text-input text:description="preis_2">x,xx €</text:text-input></text:p>
                </table:table-cell>
              </table:table-row>
              <table:table-row>
                <table:table-cell table:style-name="Tabelle10.A1" office:value-type="string">
                  <text:p text:style-name="P1"><text:text-input text:description="lieferant_2">EP</text:text-input></text:p>
                </table:table-cell>
                <table:table-cell table:style-name="Tabelle10.B3" office:value-type="string">
                  <text:p text:style-name="P5"><text:text-input text:description="text_2">Grundpreis
(pro kg oder l)</text:text-input></text:p>
                </table:table-cell>
                <table:table-cell table:style-name="Tabelle10.B3" office:value-type="string">
                  <text:p text:style-name="P4"><text:text-input text:description="kg_preis_2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 table:style-name="Tabelle3.1">
                <table:table-cell table:style-name="Tabelle3.A1" table:number-columns-spanned="3" office:value-type="string">
                  <text:p text:style-name="P2"><text:text-input text:description="name_3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3.A1" office:value-type="string">
                  <text:p text:style-name="P3"><text:text-input text:description="menge_3">xxx g</text:text-input></text:p>
                </table:table-cell>
                <table:table-cell table:style-name="Tabelle3.A1" office:value-type="string">
                  <text:p text:style-name="P3"/>
                </table:table-cell>
                <table:table-cell table:style-name="Tabelle3.A1" office:value-type="string">
                  <text:p text:style-name="P3"><text:text-input text:description="preis_3">x,xx €</text:text-input></text:p>
                </table:table-cell>
              </table:table-row>
              <table:table-row>
                <table:table-cell table:style-name="Tabelle3.A1" office:value-type="string">
                  <text:p text:style-name="P1"><text:text-input text:description="lieferant_3">EP</text:text-input></text:p>
                </table:table-cell>
                <table:table-cell table:style-name="Tabelle3.B3" office:value-type="string">
                  <text:p text:style-name="P5"><text:text-input text:description="text_3">Grundpreis
(pro kg oder l)</text:text-input></text:p>
                </table:table-cell>
                <table:table-cell table:style-name="Tabelle3.B3" office:value-type="string">
                  <text:p text:style-name="P4"><text:text-input text:description="kg_preis_3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4" table:style-name="Tabelle4">
              <table:table-column table:style-name="Tabelle4.A"/>
              <table:table-column table:style-name="Tabelle4.B"/>
              <table:table-column table:style-name="Tabelle4.C"/>
              <table:table-row table:style-name="Tabelle4.1">
                <table:table-cell table:style-name="Tabelle4.A1" table:number-columns-spanned="3" office:value-type="string">
                  <text:p text:style-name="P2"><text:text-input text:description="name_4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4.A1" office:value-type="string">
                  <text:p text:style-name="P3"><text:text-input text:description="menge_4">xxx g</text:text-input></text:p>
                </table:table-cell>
                <table:table-cell table:style-name="Tabelle4.A1" office:value-type="string">
                  <text:p text:style-name="P3"/>
                </table:table-cell>
                <table:table-cell table:style-name="Tabelle4.A1" office:value-type="string">
                  <text:p text:style-name="P3"><text:text-input text:description="preis_4">x,xx €</text:text-input></text:p>
                </table:table-cell>
              </table:table-row>
              <table:table-row>
                <table:table-cell table:style-name="Tabelle4.A1" office:value-type="string">
                  <text:p text:style-name="P1"><text:text-input text:description="lieferant_4">EP</text:text-input></text:p>
                </table:table-cell>
                <table:table-cell table:style-name="Tabelle4.B3" office:value-type="string">
                  <text:p text:style-name="P5"><text:text-input text:description="text_4">Grundpreis
(pro kg oder l)</text:text-input></text:p>
                </table:table-cell>
                <table:table-cell table:style-name="Tabelle4.B3" office:value-type="string">
                  <text:p text:style-name="P4"><text:text-input text:description="kg_preis_4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row table:style-name="Tabelle5.1">
                <table:table-cell table:style-name="Tabelle5.A1" table:number-columns-spanned="3" office:value-type="string">
                  <text:p text:style-name="P2"><text:text-input text:description="name_5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5.A1" office:value-type="string">
                  <text:p text:style-name="P3"><text:text-input text:description="menge_5">xxx g</text:text-input></text:p>
                </table:table-cell>
                <table:table-cell table:style-name="Tabelle5.A1" office:value-type="string">
                  <text:p text:style-name="P3"/>
                </table:table-cell>
                <table:table-cell table:style-name="Tabelle5.A1" office:value-type="string">
                  <text:p text:style-name="P3"><text:text-input text:description="preis_5">x,xx €</text:text-input></text:p>
                </table:table-cell>
              </table:table-row>
              <table:table-row>
                <table:table-cell table:style-name="Tabelle5.A1" office:value-type="string">
                  <text:p text:style-name="P1"><text:text-input text:description="lieferant_5">EP</text:text-input></text:p>
                </table:table-cell>
                <table:table-cell table:style-name="Tabelle5.B3" office:value-type="string">
                  <text:p text:style-name="P5"><text:text-input text:description="text_5">Grundpreis
(pro kg oder l)</text:text-input></text:p>
                </table:table-cell>
                <table:table-cell table:style-name="Tabelle5.B3" office:value-type="string">
                  <text:p text:style-name="P4"><text:text-input text:description="kg_preis_5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6" table:style-name="Tabelle6">
              <table:table-column table:style-name="Tabelle6.A"/>
              <table:table-column table:style-name="Tabelle6.B"/>
              <table:table-column table:style-name="Tabelle6.C"/>
              <table:table-row table:style-name="Tabelle6.1">
                <table:table-cell table:style-name="Tabelle6.A1" table:number-columns-spanned="3" office:value-type="string">
                  <text:p text:style-name="P2"><text:text-input text:description="name_6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6.A1" office:value-type="string">
                  <text:p text:style-name="P3"><text:text-input text:description="menge_6">xxx g</text:text-input></text:p>
                </table:table-cell>
                <table:table-cell table:style-name="Tabelle6.A1" office:value-type="string">
                  <text:p text:style-name="P3"/>
                </table:table-cell>
                <table:table-cell table:style-name="Tabelle6.A1" office:value-type="string">
                  <text:p text:style-name="P3"><text:text-input text:description="preis_6">x,xx €</text:text-input></text:p>
                </table:table-cell>
              </table:table-row>
              <table:table-row>
                <table:table-cell table:style-name="Tabelle6.A1" office:value-type="string">
                  <text:p text:style-name="P1"><text:text-input text:description="lieferant_6">EP</text:text-input></text:p>
                </table:table-cell>
                <table:table-cell table:style-name="Tabelle6.B3" office:value-type="string">
                  <text:p text:style-name="P5"><text:text-input text:description="text_6">Grundpreis
(pro kg oder l)</text:text-input></text:p>
                </table:table-cell>
                <table:table-cell table:style-name="Tabelle6.B3" office:value-type="string">
                  <text:p text:style-name="P4"><text:text-input text:description="kg_preis_6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7" table:style-name="Tabelle7">
              <table:table-column table:style-name="Tabelle7.A"/>
              <table:table-column table:style-name="Tabelle7.B"/>
              <table:table-column table:style-name="Tabelle7.C"/>
              <table:table-row table:style-name="Tabelle7.1">
                <table:table-cell table:style-name="Tabelle7.A1" table:number-columns-spanned="3" office:value-type="string">
                  <text:p text:style-name="P2"><text:text-input text:description="name_7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7.A1" office:value-type="string">
                  <text:p text:style-name="P3"><text:text-input text:description="menge_7">xxx g</text:text-input></text:p>
                </table:table-cell>
                <table:table-cell table:style-name="Tabelle7.A1" office:value-type="string">
                  <text:p text:style-name="P3"/>
                </table:table-cell>
                <table:table-cell table:style-name="Tabelle7.A1" office:value-type="string">
                  <text:p text:style-name="P3"><text:text-input text:description="preis_7">x,xx €</text:text-input></text:p>
                </table:table-cell>
              </table:table-row>
              <table:table-row>
                <table:table-cell table:style-name="Tabelle7.A1" office:value-type="string">
                  <text:p text:style-name="P1"><text:text-input text:description="lieferant_7">EP</text:text-input></text:p>
                </table:table-cell>
                <table:table-cell table:style-name="Tabelle7.B3" office:value-type="string">
                  <text:p text:style-name="P5"><text:text-input text:description="text_7">Grundpreis
(pro kg oder l)</text:text-input></text:p>
                </table:table-cell>
                <table:table-cell table:style-name="Tabelle7.B3" office:value-type="string">
                  <text:p text:style-name="P4"><text:text-input text:description="kg_preis_7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8" table:style-name="Tabelle8">
              <table:table-column table:style-name="Tabelle8.A"/>
              <table:table-column table:style-name="Tabelle8.B"/>
              <table:table-column table:style-name="Tabelle8.C"/>
              <table:table-row table:style-name="Tabelle8.1">
                <table:table-cell table:style-name="Tabelle8.A1" table:number-columns-spanned="3" office:value-type="string">
                  <text:p text:style-name="P2"><text:text-input text:description="name_8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8.A1" office:value-type="string">
                  <text:p text:style-name="P3"><text:text-input text:description="menge_8">xxx g</text:text-input></text:p>
                </table:table-cell>
                <table:table-cell table:style-name="Tabelle8.A1" office:value-type="string">
                  <text:p text:style-name="P3"/>
                </table:table-cell>
                <table:table-cell table:style-name="Tabelle8.A1" office:value-type="string">
                  <text:p text:style-name="P3"><text:text-input text:description="preis_8">x,xx €</text:text-input></text:p>
                </table:table-cell>
              </table:table-row>
              <table:table-row>
                <table:table-cell table:style-name="Tabelle8.A1" office:value-type="string">
                  <text:p text:style-name="P1"><text:text-input text:description="lieferant_8">EP</text:text-input></text:p>
                </table:table-cell>
                <table:table-cell table:style-name="Tabelle8.B3" office:value-type="string">
                  <text:p text:style-name="P5"><text:text-input text:description="text_8">Grundpreis
(pro kg oder l)</text:text-input></text:p>
                </table:table-cell>
                <table:table-cell table:style-name="Tabelle8.B3" office:value-type="string">
                  <text:p text:style-name="P4"><text:text-input text:description="kg_preis_8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11" table:style-name="Tabelle11">
              <table:table-column table:style-name="Tabelle11.A"/>
              <table:table-column table:style-name="Tabelle11.B"/>
              <table:table-column table:style-name="Tabelle11.C"/>
              <table:table-row table:style-name="Tabelle11.1">
                <table:table-cell table:style-name="Tabelle11.A1" table:number-columns-spanned="3" office:value-type="string">
                  <text:p text:style-name="P2"><text:text-input text:description="name_9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1.A1" office:value-type="string">
                  <text:p text:style-name="P3"><text:text-input text:description="menge_9">xxx g</text:text-input></text:p>
                </table:table-cell>
                <table:table-cell table:style-name="Tabelle11.A1" office:value-type="string">
                  <text:p text:style-name="P3"/>
                </table:table-cell>
                <table:table-cell table:style-name="Tabelle11.A1" office:value-type="string">
                  <text:p text:style-name="P3"><text:text-input text:description="preis_9">x,xx €</text:text-input></text:p>
                </table:table-cell>
              </table:table-row>
              <table:table-row>
                <table:table-cell table:style-name="Tabelle11.A1" office:value-type="string">
                  <text:p text:style-name="P1"><text:text-input text:description="lieferant_9">EP</text:text-input></text:p>
                </table:table-cell>
                <table:table-cell table:style-name="Tabelle11.B3" office:value-type="string">
                  <text:p text:style-name="P5"><text:text-input text:description="text_9">Grundpreis
(pro kg oder l)</text:text-input></text:p>
                </table:table-cell>
                <table:table-cell table:style-name="Tabelle11.B3" office:value-type="string">
                  <text:p text:style-name="P4"><text:text-input text:description="kg_preis_9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row table:style-name="Tabelle12.1">
                <table:table-cell table:style-name="Tabelle12.A1" table:number-columns-spanned="3" office:value-type="string">
                  <text:p text:style-name="P2"><text:text-input text:description="name_10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2.A1" office:value-type="string">
                  <text:p text:style-name="P3"><text:text-input text:description="menge_10">xxx g</text:text-input></text:p>
                </table:table-cell>
                <table:table-cell table:style-name="Tabelle12.A1" office:value-type="string">
                  <text:p text:style-name="P3"/>
                </table:table-cell>
                <table:table-cell table:style-name="Tabelle12.A1" office:value-type="string">
                  <text:p text:style-name="P3"><text:text-input text:description="preis_10">x,xx €</text:text-input></text:p>
                </table:table-cell>
              </table:table-row>
              <table:table-row>
                <table:table-cell table:style-name="Tabelle12.A1" office:value-type="string">
                  <text:p text:style-name="P1"><text:text-input text:description="lieferant_10">EP</text:text-input></text:p>
                </table:table-cell>
                <table:table-cell table:style-name="Tabelle12.B3" office:value-type="string">
                  <text:p text:style-name="P5"><text:text-input text:description="text_10">Grundpreis
(pro kg oder l)</text:text-input></text:p>
                </table:table-cell>
                <table:table-cell table:style-name="Tabelle12.B3" office:value-type="string">
                  <text:p text:style-name="P4"><text:text-input text:description="kg_preis_10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13" table:style-name="Tabelle13">
              <table:table-column table:style-name="Tabelle13.A"/>
              <table:table-column table:style-name="Tabelle13.B"/>
              <table:table-column table:style-name="Tabelle13.C"/>
              <table:table-row table:style-name="Tabelle13.1">
                <table:table-cell table:style-name="Tabelle13.A1" table:number-columns-spanned="3" office:value-type="string">
                  <text:p text:style-name="P2"><text:text-input text:description="name_11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3.A1" office:value-type="string">
                  <text:p text:style-name="P3"><text:text-input text:description="menge_11">xxx g</text:text-input></text:p>
                </table:table-cell>
                <table:table-cell table:style-name="Tabelle13.A1" office:value-type="string">
                  <text:p text:style-name="P3"/>
                </table:table-cell>
                <table:table-cell table:style-name="Tabelle13.A1" office:value-type="string">
                  <text:p text:style-name="P3"><text:text-input text:description="preis_11">x,xx €</text:text-input></text:p>
                </table:table-cell>
              </table:table-row>
              <table:table-row>
                <table:table-cell table:style-name="Tabelle13.A1" office:value-type="string">
                  <text:p text:style-name="P1"><text:text-input text:description="lieferant_11">EP</text:text-input></text:p>
                </table:table-cell>
                <table:table-cell table:style-name="Tabelle13.B3" office:value-type="string">
                  <text:p text:style-name="P5"><text:text-input text:description="text_11">Grundpreis
(pro kg oder l)</text:text-input></text:p>
                </table:table-cell>
                <table:table-cell table:style-name="Tabelle13.B3" office:value-type="string">
                  <text:p text:style-name="P4"><text:text-input text:description="kg_preis_11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row table:style-name="Tabelle14.1">
                <table:table-cell table:style-name="Tabelle14.A1" table:number-columns-spanned="3" office:value-type="string">
                  <text:p text:style-name="P2"><text:text-input text:description="name_12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4.A1" office:value-type="string">
                  <text:p text:style-name="P3"><text:text-input text:description="menge_12">xxx g</text:text-input></text:p>
                </table:table-cell>
                <table:table-cell table:style-name="Tabelle14.A1" office:value-type="string">
                  <text:p text:style-name="P3"/>
                </table:table-cell>
                <table:table-cell table:style-name="Tabelle14.A1" office:value-type="string">
                  <text:p text:style-name="P3"><text:text-input text:description="preis_12">x,xx €</text:text-input></text:p>
                </table:table-cell>
              </table:table-row>
              <table:table-row>
                <table:table-cell table:style-name="Tabelle14.A1" office:value-type="string">
                  <text:p text:style-name="P1"><text:text-input text:description="lieferant_12">EP</text:text-input></text:p>
                </table:table-cell>
                <table:table-cell table:style-name="Tabelle14.B3" office:value-type="string">
                  <text:p text:style-name="P5"><text:text-input text:description="text_12">Grundpreis
(pro kg oder l)</text:text-input></text:p>
                </table:table-cell>
                <table:table-cell table:style-name="Tabelle14.B3" office:value-type="string">
                  <text:p text:style-name="P4"><text:text-input text:description="kg_preis_12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row table:style-name="Tabelle15.1">
                <table:table-cell table:style-name="Tabelle15.A1" table:number-columns-spanned="3" office:value-type="string">
                  <text:p text:style-name="P2"><text:text-input text:description="name_13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5.A1" office:value-type="string">
                  <text:p text:style-name="P3"><text:text-input text:description="menge_13">xxx g</text:text-input></text:p>
                </table:table-cell>
                <table:table-cell table:style-name="Tabelle15.A1" office:value-type="string">
                  <text:p text:style-name="P3"/>
                </table:table-cell>
                <table:table-cell table:style-name="Tabelle15.A1" office:value-type="string">
                  <text:p text:style-name="P3"><text:text-input text:description="preis_13">x,xx €</text:text-input></text:p>
                </table:table-cell>
              </table:table-row>
              <table:table-row>
                <table:table-cell table:style-name="Tabelle15.A1" office:value-type="string">
                  <text:p text:style-name="P1"><text:text-input text:description="lieferant_13">EP</text:text-input></text:p>
                </table:table-cell>
                <table:table-cell table:style-name="Tabelle15.B3" office:value-type="string">
                  <text:p text:style-name="P5"><text:text-input text:description="text_13">Grundpreis
(pro kg oder l)</text:text-input></text:p>
                </table:table-cell>
                <table:table-cell table:style-name="Tabelle15.B3" office:value-type="string">
                  <text:p text:style-name="P4"><text:text-input text:description="kg_preis_13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 table:style-name="Tabelle16.1">
                <table:table-cell table:style-name="Tabelle16.A1" table:number-columns-spanned="3" office:value-type="string">
                  <text:p text:style-name="P2"><text:text-input text:description="name_14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6.A1" office:value-type="string">
                  <text:p text:style-name="P3"><text:text-input text:description="menge_14">xxx g</text:text-input></text:p>
                </table:table-cell>
                <table:table-cell table:style-name="Tabelle16.A1" office:value-type="string">
                  <text:p text:style-name="P3"/>
                </table:table-cell>
                <table:table-cell table:style-name="Tabelle16.A1" office:value-type="string">
                  <text:p text:style-name="P3"><text:text-input text:description="preis_14">x,xx €</text:text-input></text:p>
                </table:table-cell>
              </table:table-row>
              <table:table-row>
                <table:table-cell table:style-name="Tabelle16.A1" office:value-type="string">
                  <text:p text:style-name="P1"><text:text-input text:description="lieferant_14">EP</text:text-input></text:p>
                </table:table-cell>
                <table:table-cell table:style-name="Tabelle16.B3" office:value-type="string">
                  <text:p text:style-name="P5"><text:text-input text:description="text_14">Grundpreis
(pro kg oder l)</text:text-input></text:p>
                </table:table-cell>
                <table:table-cell table:style-name="Tabelle16.B3" office:value-type="string">
                  <text:p text:style-name="P4"><text:text-input text:description="kg_preis_14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18" table:style-name="Tabelle18">
              <table:table-column table:style-name="Tabelle18.A"/>
              <table:table-column table:style-name="Tabelle18.B"/>
              <table:table-column table:style-name="Tabelle18.C"/>
              <table:table-row table:style-name="Tabelle18.1">
                <table:table-cell table:style-name="Tabelle18.A1" table:number-columns-spanned="3" office:value-type="string">
                  <text:p text:style-name="P2"><text:text-input text:description="name_15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8.A1" office:value-type="string">
                  <text:p text:style-name="P3"><text:text-input text:description="menge_15">xxx g</text:text-input></text:p>
                </table:table-cell>
                <table:table-cell table:style-name="Tabelle18.A1" office:value-type="string">
                  <text:p text:style-name="P3"/>
                </table:table-cell>
                <table:table-cell table:style-name="Tabelle18.A1" office:value-type="string">
                  <text:p text:style-name="P3"><text:text-input text:description="preis_15">x,xx €</text:text-input></text:p>
                </table:table-cell>
              </table:table-row>
              <table:table-row>
                <table:table-cell table:style-name="Tabelle18.A1" office:value-type="string">
                  <text:p text:style-name="P1"><text:text-input text:description="lieferant_15">EP</text:text-input></text:p>
                </table:table-cell>
                <table:table-cell table:style-name="Tabelle18.B3" office:value-type="string">
                  <text:p text:style-name="P5"><text:text-input text:description="text_15">Grundpreis
(pro kg oder l)</text:text-input></text:p>
                </table:table-cell>
                <table:table-cell table:style-name="Tabelle18.B3" office:value-type="string">
                  <text:p text:style-name="P4"><text:text-input text:description="kg_preis_15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19" table:style-name="Tabelle19">
              <table:table-column table:style-name="Tabelle19.A"/>
              <table:table-column table:style-name="Tabelle19.B"/>
              <table:table-column table:style-name="Tabelle19.C"/>
              <table:table-row table:style-name="Tabelle19.1">
                <table:table-cell table:style-name="Tabelle19.A1" table:number-columns-spanned="3" office:value-type="string">
                  <text:p text:style-name="P2"><text:text-input text:description="name_16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9.A1" office:value-type="string">
                  <text:p text:style-name="P3"><text:text-input text:description="menge_16">xxx g</text:text-input></text:p>
                </table:table-cell>
                <table:table-cell table:style-name="Tabelle19.A1" office:value-type="string">
                  <text:p text:style-name="P3"/>
                </table:table-cell>
                <table:table-cell table:style-name="Tabelle19.A1" office:value-type="string">
                  <text:p text:style-name="P3"><text:text-input text:description="preis_16">x,xx €</text:text-input></text:p>
                </table:table-cell>
              </table:table-row>
              <table:table-row>
                <table:table-cell table:style-name="Tabelle19.A1" office:value-type="string">
                  <text:p text:style-name="P1"><text:text-input text:description="lieferant_16">EP</text:text-input></text:p>
                </table:table-cell>
                <table:table-cell table:style-name="Tabelle19.B3" office:value-type="string">
                  <text:p text:style-name="P5"><text:text-input text:description="text_16">Grundpreis
(pro kg oder l)</text:text-input></text:p>
                </table:table-cell>
                <table:table-cell table:style-name="Tabelle19.B3" office:value-type="string">
                  <text:p text:style-name="P4"><text:text-input text:description="kg_preis_16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21" table:style-name="Tabelle21">
              <table:table-column table:style-name="Tabelle21.A"/>
              <table:table-column table:style-name="Tabelle21.B"/>
              <table:table-column table:style-name="Tabelle21.C"/>
              <table:table-row table:style-name="Tabelle21.1">
                <table:table-cell table:style-name="Tabelle21.A1" table:number-columns-spanned="3" office:value-type="string">
                  <text:p text:style-name="P2"><text:text-input text:description="name_17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1.A1" office:value-type="string">
                  <text:p text:style-name="P3"><text:text-input text:description="menge_17">xxx g</text:text-input></text:p>
                </table:table-cell>
                <table:table-cell table:style-name="Tabelle21.A1" office:value-type="string">
                  <text:p text:style-name="P3"/>
                </table:table-cell>
                <table:table-cell table:style-name="Tabelle21.A1" office:value-type="string">
                  <text:p text:style-name="P3"><text:text-input text:description="preis_17">x,xx €</text:text-input></text:p>
                </table:table-cell>
              </table:table-row>
              <table:table-row>
                <table:table-cell table:style-name="Tabelle21.A1" office:value-type="string">
                  <text:p text:style-name="P1"><text:text-input text:description="lieferant_17">EP</text:text-input></text:p>
                </table:table-cell>
                <table:table-cell table:style-name="Tabelle21.B3" office:value-type="string">
                  <text:p text:style-name="P5"><text:text-input text:description="text_17">Grundpreis
(pro kg oder l)</text:text-input></text:p>
                </table:table-cell>
                <table:table-cell table:style-name="Tabelle21.B3" office:value-type="string">
                  <text:p text:style-name="P4"><text:text-input text:description="kg_preis_17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17" table:style-name="Tabelle17">
              <table:table-column table:style-name="Tabelle17.A"/>
              <table:table-column table:style-name="Tabelle17.B"/>
              <table:table-column table:style-name="Tabelle17.C"/>
              <table:table-row table:style-name="Tabelle17.1">
                <table:table-cell table:style-name="Tabelle17.A1" table:number-columns-spanned="3" office:value-type="string">
                  <text:p text:style-name="P2"><text:text-input text:description="name_18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7.A1" office:value-type="string">
                  <text:p text:style-name="P3"><text:text-input text:description="menge_18">xxx g</text:text-input></text:p>
                </table:table-cell>
                <table:table-cell table:style-name="Tabelle17.A1" office:value-type="string">
                  <text:p text:style-name="P3"/>
                </table:table-cell>
                <table:table-cell table:style-name="Tabelle17.A1" office:value-type="string">
                  <text:p text:style-name="P3"><text:text-input text:description="preis_18">x,xx €</text:text-input></text:p>
                </table:table-cell>
              </table:table-row>
              <table:table-row>
                <table:table-cell table:style-name="Tabelle17.A1" office:value-type="string">
                  <text:p text:style-name="P1"><text:text-input text:description="lieferant_18">EP</text:text-input></text:p>
                </table:table-cell>
                <table:table-cell table:style-name="Tabelle17.B3" office:value-type="string">
                  <text:p text:style-name="P5"><text:text-input text:description="text_18">Grundpreis
(pro kg oder l)</text:text-input></text:p>
                </table:table-cell>
                <table:table-cell table:style-name="Tabelle17.B3" office:value-type="string">
                  <text:p text:style-name="P4"><text:text-input text:description="kg_preis_18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20" table:style-name="Tabelle20">
              <table:table-column table:style-name="Tabelle20.A"/>
              <table:table-column table:style-name="Tabelle20.B"/>
              <table:table-column table:style-name="Tabelle20.C"/>
              <table:table-row table:style-name="Tabelle20.1">
                <table:table-cell table:style-name="Tabelle20.A1" table:number-columns-spanned="3" office:value-type="string">
                  <text:p text:style-name="P2"><text:text-input text:description="name_19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0.A1" office:value-type="string">
                  <text:p text:style-name="P3"><text:text-input text:description="menge_19">xxx g</text:text-input></text:p>
                </table:table-cell>
                <table:table-cell table:style-name="Tabelle20.A1" office:value-type="string">
                  <text:p text:style-name="P3"/>
                </table:table-cell>
                <table:table-cell table:style-name="Tabelle20.A1" office:value-type="string">
                  <text:p text:style-name="P3"><text:text-input text:description="preis_19">x,xx €</text:text-input></text:p>
                </table:table-cell>
              </table:table-row>
              <table:table-row>
                <table:table-cell table:style-name="Tabelle20.A1" office:value-type="string">
                  <text:p text:style-name="P1"><text:text-input text:description="lieferant_19">EP</text:text-input></text:p>
                </table:table-cell>
                <table:table-cell table:style-name="Tabelle20.B3" office:value-type="string">
                  <text:p text:style-name="P5"><text:text-input text:description="text_19">Grundpreis
(pro kg oder l)</text:text-input></text:p>
                </table:table-cell>
                <table:table-cell table:style-name="Tabelle20.B3" office:value-type="string">
                  <text:p text:style-name="P4"><text:text-input text:description="kg_preis_19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22" table:style-name="Tabelle22">
              <table:table-column table:style-name="Tabelle22.A"/>
              <table:table-column table:style-name="Tabelle22.B"/>
              <table:table-column table:style-name="Tabelle22.C"/>
              <table:table-row table:style-name="Tabelle22.1">
                <table:table-cell table:style-name="Tabelle22.A1" table:number-columns-spanned="3" office:value-type="string">
                  <text:p text:style-name="P2"><text:text-input text:description="name_20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2.A1" office:value-type="string">
                  <text:p text:style-name="P3"><text:text-input text:description="menge_20">xxx g</text:text-input></text:p>
                </table:table-cell>
                <table:table-cell table:style-name="Tabelle22.A1" office:value-type="string">
                  <text:p text:style-name="P3"/>
                </table:table-cell>
                <table:table-cell table:style-name="Tabelle22.A1" office:value-type="string">
                  <text:p text:style-name="P3"><text:text-input text:description="preis_20">x,xx €</text:text-input></text:p>
                </table:table-cell>
              </table:table-row>
              <table:table-row>
                <table:table-cell table:style-name="Tabelle22.A1" office:value-type="string">
                  <text:p text:style-name="P1"><text:text-input text:description="lieferant_20">EP</text:text-input></text:p>
                </table:table-cell>
                <table:table-cell table:style-name="Tabelle22.B3" office:value-type="string">
                  <text:p text:style-name="P5"><text:text-input text:description="text_20">Grundpreis
(pro kg oder l)</text:text-input></text:p>
                </table:table-cell>
                <table:table-cell table:style-name="Tabelle22.B3" office:value-type="string">
                  <text:p text:style-name="P4"><text:text-input text:description="kg_preis_20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23" table:style-name="Tabelle23">
              <table:table-column table:style-name="Tabelle23.A"/>
              <table:table-column table:style-name="Tabelle23.B"/>
              <table:table-column table:style-name="Tabelle23.C"/>
              <table:table-row table:style-name="Tabelle23.1">
                <table:table-cell table:style-name="Tabelle23.A1" table:number-columns-spanned="3" office:value-type="string">
                  <text:p text:style-name="P2"><text:text-input text:description="name_21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3.A1" office:value-type="string">
                  <text:p text:style-name="P3"><text:text-input text:description="menge_21">xxx g</text:text-input></text:p>
                </table:table-cell>
                <table:table-cell table:style-name="Tabelle23.A1" office:value-type="string">
                  <text:p text:style-name="P3"/>
                </table:table-cell>
                <table:table-cell table:style-name="Tabelle23.A1" office:value-type="string">
                  <text:p text:style-name="P3"><text:text-input text:description="preis_21">x,xx €</text:text-input></text:p>
                </table:table-cell>
              </table:table-row>
              <table:table-row>
                <table:table-cell table:style-name="Tabelle23.A1" office:value-type="string">
                  <text:p text:style-name="P1"><text:text-input text:description="lieferant_21">EP</text:text-input></text:p>
                </table:table-cell>
                <table:table-cell table:style-name="Tabelle23.B3" office:value-type="string">
                  <text:p text:style-name="P5"><text:text-input text:description="text_21">Grundpreis
(pro kg oder l)</text:text-input></text:p>
                </table:table-cell>
                <table:table-cell table:style-name="Tabelle23.B3" office:value-type="string">
                  <text:p text:style-name="P4"><text:text-input text:description="kg_preis_21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 table:style-name="Tabelle24.1">
                <table:table-cell table:style-name="Tabelle24.A1" table:number-columns-spanned="3" office:value-type="string">
                  <text:p text:style-name="P2"><text:text-input text:description="name_22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4.A1" office:value-type="string">
                  <text:p text:style-name="P3"><text:text-input text:description="menge_22">xxx g</text:text-input></text:p>
                </table:table-cell>
                <table:table-cell table:style-name="Tabelle24.A1" office:value-type="string">
                  <text:p text:style-name="P3"/>
                </table:table-cell>
                <table:table-cell table:style-name="Tabelle24.A1" office:value-type="string">
                  <text:p text:style-name="P3"><text:text-input text:description="preis_22">x,xx €</text:text-input></text:p>
                </table:table-cell>
              </table:table-row>
              <table:table-row>
                <table:table-cell table:style-name="Tabelle24.A1" office:value-type="string">
                  <text:p text:style-name="P1"><text:text-input text:description="lieferant_22">EP</text:text-input></text:p>
                </table:table-cell>
                <table:table-cell table:style-name="Tabelle24.B3" office:value-type="string">
                  <text:p text:style-name="P5"><text:text-input text:description="text_22">Grundpreis
(pro kg oder l)</text:text-input></text:p>
                </table:table-cell>
                <table:table-cell table:style-name="Tabelle24.B3" office:value-type="string">
                  <text:p text:style-name="P4"><text:text-input text:description="kg_preis_22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25" table:style-name="Tabelle25">
              <table:table-column table:style-name="Tabelle25.A"/>
              <table:table-column table:style-name="Tabelle25.B"/>
              <table:table-column table:style-name="Tabelle25.C"/>
              <table:table-row table:style-name="Tabelle25.1">
                <table:table-cell table:style-name="Tabelle25.A1" table:number-columns-spanned="3" office:value-type="string">
                  <text:p text:style-name="P2"><text:text-input text:description="name_23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5.A1" office:value-type="string">
                  <text:p text:style-name="P3"><text:text-input text:description="menge_23">xxx g</text:text-input></text:p>
                </table:table-cell>
                <table:table-cell table:style-name="Tabelle25.A1" office:value-type="string">
                  <text:p text:style-name="P3"/>
                </table:table-cell>
                <table:table-cell table:style-name="Tabelle25.A1" office:value-type="string">
                  <text:p text:style-name="P3"><text:text-input text:description="preis_23">x,xx €</text:text-input></text:p>
                </table:table-cell>
              </table:table-row>
              <table:table-row>
                <table:table-cell table:style-name="Tabelle25.A1" office:value-type="string">
                  <text:p text:style-name="P1"><text:text-input text:description="lieferant_23">EP</text:text-input></text:p>
                </table:table-cell>
                <table:table-cell table:style-name="Tabelle25.B3" office:value-type="string">
                  <text:p text:style-name="P5"><text:text-input text:description="text_23">Grundpreis
(pro kg oder l)</text:text-input></text:p>
                </table:table-cell>
                <table:table-cell table:style-name="Tabelle25.B3" office:value-type="string">
                  <text:p text:style-name="P4"><text:text-input text:description="kg_preis_23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 table:style-name="Tabelle26.1">
                <table:table-cell table:style-name="Tabelle26.A1" table:number-columns-spanned="3" office:value-type="string">
                  <text:p text:style-name="P2"><text:text-input text:description="name_24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6.A1" office:value-type="string">
                  <text:p text:style-name="P3"><text:text-input text:description="menge_24">xxx g</text:text-input></text:p>
                </table:table-cell>
                <table:table-cell table:style-name="Tabelle26.A1" office:value-type="string">
                  <text:p text:style-name="P3"/>
                </table:table-cell>
                <table:table-cell table:style-name="Tabelle26.A1" office:value-type="string">
                  <text:p text:style-name="P3"><text:text-input text:description="preis_24">x,xx €</text:text-input></text:p>
                </table:table-cell>
              </table:table-row>
              <table:table-row>
                <table:table-cell table:style-name="Tabelle26.A1" office:value-type="string">
                  <text:p text:style-name="P1"><text:text-input text:description="lieferant_24">EP</text:text-input></text:p>
                </table:table-cell>
                <table:table-cell table:style-name="Tabelle26.B3" office:value-type="string">
                  <text:p text:style-name="P5"><text:text-input text:description="text_24">Grundpreis
(pro kg oder l)</text:text-input></text:p>
                </table:table-cell>
                <table:table-cell table:style-name="Tabelle26.B3" office:value-type="string">
                  <text:p text:style-name="P4"><text:text-input text:description="kg_preis_24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27" table:style-name="Tabelle27">
              <table:table-column table:style-name="Tabelle27.A"/>
              <table:table-column table:style-name="Tabelle27.B"/>
              <table:table-column table:style-name="Tabelle27.C"/>
              <table:table-row table:style-name="Tabelle27.1">
                <table:table-cell table:style-name="Tabelle27.A1" table:number-columns-spanned="3" office:value-type="string">
                  <text:p text:style-name="P2"><text:text-input text:description="name_25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7.A1" office:value-type="string">
                  <text:p text:style-name="P3"><text:text-input text:description="menge_25">xxx g</text:text-input></text:p>
                </table:table-cell>
                <table:table-cell table:style-name="Tabelle27.A1" office:value-type="string">
                  <text:p text:style-name="P3"/>
                </table:table-cell>
                <table:table-cell table:style-name="Tabelle27.A1" office:value-type="string">
                  <text:p text:style-name="P3"><text:text-input text:description="preis_25">x,xx €</text:text-input></text:p>
                </table:table-cell>
              </table:table-row>
              <table:table-row>
                <table:table-cell table:style-name="Tabelle27.A1" office:value-type="string">
                  <text:p text:style-name="P1"><text:text-input text:description="lieferant_25">EP</text:text-input></text:p>
                </table:table-cell>
                <table:table-cell table:style-name="Tabelle27.B3" office:value-type="string">
                  <text:p text:style-name="P5"><text:text-input text:description="text_25">Grundpreis
(pro kg oder l)</text:text-input></text:p>
                </table:table-cell>
                <table:table-cell table:style-name="Tabelle27.B3" office:value-type="string">
                  <text:p text:style-name="P4"><text:text-input text:description="kg_preis_25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28" table:style-name="Tabelle28">
              <table:table-column table:style-name="Tabelle28.A"/>
              <table:table-column table:style-name="Tabelle28.B"/>
              <table:table-column table:style-name="Tabelle28.C"/>
              <table:table-row table:style-name="Tabelle28.1">
                <table:table-cell table:style-name="Tabelle28.A1" table:number-columns-spanned="3" office:value-type="string">
                  <text:p text:style-name="P2"><text:text-input text:description="name_26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8.A1" office:value-type="string">
                  <text:p text:style-name="P3"><text:text-input text:description="menge_26">xxx g</text:text-input></text:p>
                </table:table-cell>
                <table:table-cell table:style-name="Tabelle28.A1" office:value-type="string">
                  <text:p text:style-name="P3"/>
                </table:table-cell>
                <table:table-cell table:style-name="Tabelle28.A1" office:value-type="string">
                  <text:p text:style-name="P3"><text:text-input text:description="preis_26">x,xx €</text:text-input></text:p>
                </table:table-cell>
              </table:table-row>
              <table:table-row>
                <table:table-cell table:style-name="Tabelle28.A1" office:value-type="string">
                  <text:p text:style-name="P1"><text:text-input text:description="lieferant_26">EP</text:text-input></text:p>
                </table:table-cell>
                <table:table-cell table:style-name="Tabelle28.B3" office:value-type="string">
                  <text:p text:style-name="P5"><text:text-input text:description="text_26">Grundpreis
(pro kg oder l)</text:text-input></text:p>
                </table:table-cell>
                <table:table-cell table:style-name="Tabelle28.B3" office:value-type="string">
                  <text:p text:style-name="P4"><text:text-input text:description="kg_preis_26">xx,xx €</text:text-input>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3cm" fo:margin-bottom="0.42cm" fo:margin-left="0.6cm" fo:margin-right="0.6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4T15:44:29.13</meta:creation-date>
    <dc:date>2016-02-24T10:45:17.227390454</dc:date>
    <meta:editing-duration>PT2H32M55S</meta:editing-duration>
    <meta:editing-cycles>29</meta:editing-cycles>
    <meta:generator>LibreOffice/4.2.8.2$Linux_x86 LibreOffice_project/420m0$Build-2</meta:generator>
    <meta:print-date>2016-02-24T10:05:29.774997599</meta:print-date>
    <dc:creator>Weltladen e.V.</dc:creator>
    <meta:printed-by>Weltladen e.V.</meta:printed-by>
    <meta:document-statistic meta:table-count="28" meta:image-count="0" meta:object-count="0" meta:page-count="1" meta:paragraph-count="162" meta:word-count="675" meta:character-count="1863" meta:non-whitespace-character-count="1674"/>
  </office:meta>
</office:document-meta>
</file>